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WLSResponse.encodeRedirect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encode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sendRedirec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encode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ImplWLS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WLSResponse.getResponseContent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WLSRespons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setHeader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MyWLSResponse( HttpServletResponse response , weblogic . servlet . internal . ServletContextImpl servlet_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WLSResponse.setIntHeader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setDateHeader( String s ,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setStatu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add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setStatus( int i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addHeader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sendError( int i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WLSResponse.addDateHeader( String s ,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addIntHeader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getResponseContentAsByteArray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JSPEngineImplWLS.executeJSP( String url , HttpServletRequest servletRequest , HttpServletResponse servletResponse , ServletContext servlet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yWLSResponse.sendErro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contains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encodeRedirect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